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A5000000396BD3A64E.png" manifest:media-type="image/png"/>
  <manifest:file-entry manifest:full-path="Pictures/100000000000005400000033E419CD91.png" manifest:media-type="image/png"/>
  <manifest:file-entry manifest:full-path="Pictures/100000000000002A000000260254FD39.png" manifest:media-type="image/png"/>
  <manifest:file-entry manifest:full-path="Pictures/10000000000000830000005328119336.png" manifest:media-type="image/png"/>
  <manifest:file-entry manifest:full-path="Pictures/1000000000000095000000480F86BF01.png" manifest:media-type="image/png"/>
  <manifest:file-entry manifest:full-path="Pictures/100000000000001B00000035F975BC23.png" manifest:media-type="image/png"/>
  <manifest:file-entry manifest:full-path="Pictures/100000000000004400000042C4085ACF.png" manifest:media-type="image/png"/>
  <manifest:file-entry manifest:full-path="Pictures/10000000000001480000005319E62228.png" manifest:media-type="image/png"/>
  <manifest:file-entry manifest:full-path="Pictures/100000000000003C00000039C79E98CF.png" manifest:media-type="image/png"/>
  <manifest:file-entry manifest:full-path="Pictures/1000000000000059000000474314D8B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Roboto" svg:font-family="Roboto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ade0ee" draw:textarea-horizontal-align="justify" draw:textarea-vertical-align="middle" draw:auto-grow-height="false" fo:min-height="2.793cm" fo:min-width="0.346cm" draw:shadow-offset-x="0.203cm" draw:shadow-offset-y="0.203cm" loext:decorative="false"/>
    </style:style>
    <style:style style:name="gr2" style:family="graphic" style:parent-style-name="standard">
      <style:graphic-properties draw:fill="hatch" draw:fill-hatch-name="Black_20_45_20_Degrees" draw:textarea-vertical-align="middle" loext:decorative="false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gr4" style:family="graphic" style:parent-style-name="objectwithoutfill">
      <style:graphic-properties draw:stroke="solid" draw:stroke-dash="Dot" svg:stroke-width="0.051cm" svg:stroke-color="#2204fb" draw:marker-start-width="0.279cm" draw:marker-end-width="0.279cm" svg:stroke-linecap="butt" draw:fill="none" draw:textarea-vertical-align="middle" fo:padding-top="0.15cm" fo:padding-bottom="0.15cm" fo:padding-left="0.275cm" fo:padding-right="0.275cm" loext:decorative="false"/>
    </style:style>
    <style:style style:name="gr5" style:family="graphic" style:parent-style-name="objectwithoutfill">
      <style:graphic-properties draw:stroke="dash" draw:stroke-dash="Ultrafine_20_Dashed" svg:stroke-width="0.025cm" draw:marker-start-width="0.229cm" draw:marker-end-width="0.229cm" draw:fill="solid" draw:fill-color="#ade0ee" draw:textarea-vertical-align="middle" fo:padding-top="0.137cm" fo:padding-bottom="0.137cm" fo:padding-left="0.262cm" fo:padding-right="0.262cm" draw:shadow-offset-x="0.203cm" draw:shadow-offset-y="0.203cm" loext:decorative="false"/>
    </style:style>
    <style:style style:name="gr6" style:family="graphic" style:parent-style-name="objectwithoutfill">
      <style:graphic-properties draw:stroke="dash" draw:stroke-dash="Ultrafine_20_Dashed" svg:stroke-width="0.025cm" draw:marker-start-width="0.229cm" draw:marker-end-width="0.229cm" draw:fill="none" draw:textarea-vertical-align="middle" fo:padding-top="0.137cm" fo:padding-bottom="0.137cm" fo:padding-left="0.262cm" fo:padding-right="0.262cm" loext:decorative="false"/>
    </style:style>
    <style:style style:name="gr7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057cm" fo:min-width="0cm" loext:decorative="fals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objectwithoutfill">
      <style:graphic-properties svg:stroke-width="0.053cm" svg:stroke-color="#ff0000" draw:marker-start-width="0.271cm" draw:marker-end-width="0.271cm" draw:fill="none" draw:textarea-vertical-align="middle" fo:padding-top="0.151cm" fo:padding-bottom="0.151cm" fo:padding-left="0.276cm" fo:padding-right="0.276cm" loext:decorative="false"/>
    </style:style>
    <style:style style:name="gr10" style:family="graphic" style:parent-style-name="objectwithoutfill">
      <style:graphic-properties svg:stroke-width="0.053cm" svg:stroke-color="#2204fb" draw:marker-start-width="0.271cm" draw:marker-end-width="0.271cm" draw:fill="none" draw:textarea-vertical-align="middle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 fo:min-height="0.009cm" fo:min-width="0cm" loext:decorative="false"/>
    </style:style>
    <style:style style:name="gr12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cm" fo:min-width="0cm" loext:decorative="false"/>
    </style:style>
    <style:style style:name="P1" style:family="paragraph">
      <loext:graphic-properties draw:fill="solid" draw:fill-color="#ade0ee"/>
      <style:paragraph-properties fo:text-align="center"/>
    </style:style>
    <style:style style:name="P2" style:family="paragraph">
      <loext:graphic-properties draw:fill="hatch" draw:fill-hatch-name="Black_20_45_20_Degrees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46cm" svg:height="3.043cm" svg:x="1.868cm" svg:y="1.528cm">
          <text:p/>
          <draw:enhanced-geometry svg:viewBox="0 0 21600 21600" draw:type="rectangle" draw:enhanced-path="M 0 0 L 21600 0 21600 21600 0 21600 0 0 Z N"/>
        </draw:custom-shape>
        <draw:path draw:style-name="gr2" draw:text-style-name="P2" draw:layer="layout" svg:width="0.845cm" svg:height="3.391cm" svg:x="1.872cm" svg:y="1.199cm" svg:viewBox="0 0 846 3392" svg:d="M0 319c259-189 398-229 398-229l149-50 189-30 100-10c0 0 10 3401 10 3362s-846 0-846 0v30z">
          <text:p/>
        </draw:path>
        <draw:line draw:style-name="gr3" draw:text-style-name="P3" draw:layer="layout" svg:x1="0.447cm" svg:y1="4.566cm" svg:x2="4.112cm" svg:y2="4.566cm">
          <text:p/>
        </draw:line>
        <draw:line draw:style-name="gr3" draw:text-style-name="P3" draw:layer="layout" svg:x1="0.634cm" svg:y1="4.72cm" svg:x2="0.653cm" svg:y2="0.642cm">
          <text:p/>
        </draw:line>
        <draw:path draw:style-name="gr4" draw:text-style-name="P3" draw:layer="layout" svg:width="3.091cm" svg:height="1.441cm" svg:x="1.009cm" svg:y="1.103cm" svg:viewBox="0 0 3092 1442" svg:d="M0 1442c148-347 287-505 287-505l159-169 246-218 219-168c0 0 198-138 337-189s555-138 555-138c179-21 456 0 446 0s535 59 843-30l-1-25">
          <text:p/>
        </draw:path>
        <draw:line draw:style-name="gr5" draw:text-style-name="P1" draw:layer="layout" svg:x1="1.87cm" svg:y1="1.525cm" svg:x2="1.87cm" svg:y2="4.567cm">
          <text:p/>
        </draw:line>
        <draw:line draw:style-name="gr6" draw:text-style-name="P3" draw:layer="layout" svg:x1="2.713cm" svg:y1="1.208cm" svg:x2="2.713cm" svg:y2="4.557cm">
          <text:p/>
        </draw:line>
        <draw:line draw:style-name="gr6" draw:text-style-name="P3" draw:layer="layout" svg:x1="1.861cm" svg:y1="1.515cm" svg:x2="0.635cm" svg:y2="1.515cm">
          <text:p/>
        </draw:line>
        <draw:custom-shape draw:style-name="gr7" draw:text-style-name="P3" draw:layer="layout" svg:width="0.256cm" svg:height="0.307cm" svg:x="3.239cm" svg:y="1.193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0.374cm" svg:height="0.298cm" svg:x="0.2cm" svg:y="1.367cm">
          <draw:image xlink:href="Pictures/1000000000000059000000474314D8BA.png" xlink:type="simple" xlink:show="embed" xlink:actuate="onLoad" draw:mime-type="image/png">
            <text:p/>
          </draw:image>
          <svg:title>TexMaths</svg:title>
          <svg:desc>10§inline§F_n§png§600§FALSE§</svg:desc>
        </draw:frame>
        <draw:frame draw:style-name="gr8" draw:text-style-name="P4" draw:layer="layout" svg:width="1.378cm" svg:height="0.349cm" svg:x="2.674cm" svg:y="0.713cm">
          <draw:image xlink:href="Pictures/10000000000001480000005319E62228.png" xlink:type="simple" xlink:show="embed" xlink:actuate="onLoad" draw:mime-type="image/png">
            <text:p/>
          </draw:image>
          <svg:title>TexMaths</svg:title>
          <svg:desc>10§display§F(x(t),t)§png§600§FALSE§</svg:desc>
        </draw:frame>
        <draw:frame draw:style-name="gr8" draw:text-style-name="P4" draw:layer="layout" svg:width="0.286cm" svg:height="0.277cm" svg:x="1.725cm" svg:y="4.644cm">
          <draw:image xlink:href="Pictures/100000000000004400000042C4085ACF.png" xlink:type="simple" xlink:show="embed" xlink:actuate="onLoad" draw:mime-type="image/png">
            <text:p/>
          </draw:image>
          <svg:title>TexMaths</svg:title>
          <svg:desc>10§inline§t_n§png§600§FALSE§</svg:desc>
        </draw:frame>
        <draw:frame draw:style-name="gr8" draw:text-style-name="P4" draw:layer="layout" svg:width="0.626cm" svg:height="0.302cm" svg:x="2.525cm" svg:y="4.645cm">
          <draw:image xlink:href="Pictures/1000000000000095000000480F86BF01.png" xlink:type="simple" xlink:show="embed" xlink:actuate="onLoad" draw:mime-type="image/png">
            <text:p/>
          </draw:image>
          <svg:title>TexMaths</svg:title>
          <svg:desc>10§inline§t_{n+1}§png§600§FALSE§</svg:desc>
        </draw:frame>
        <draw:frame draw:style-name="gr8" draw:text-style-name="P4" draw:layer="layout" svg:width="0.113cm" svg:height="0.223cm" svg:x="4.195cm" svg:y="4.428cm">
          <draw:image xlink:href="Pictures/100000000000001B00000035F975BC23.png" xlink:type="simple" xlink:show="embed" xlink:actuate="onLoad" draw:mime-type="image/png">
            <text:p/>
          </draw:image>
          <svg:title>TexMaths</svg:title>
          <svg:desc>10§inline§t§png§600§FALSE§</svg:desc>
        </draw:frame>
        <draw:frame draw:style-name="gr8" draw:text-style-name="P4" draw:layer="layout" svg:width="0.252cm" svg:height="0.239cm" svg:x="0.54cm" svg:y="0.196cm">
          <draw:image xlink:href="Pictures/100000000000003C00000039C79E98CF.png" xlink:type="simple" xlink:show="embed" xlink:actuate="onLoad" draw:mime-type="image/png">
            <text:p/>
          </draw:image>
          <svg:title>TexMaths</svg:title>
          <svg:desc>10§inline§F§png§600§FALSE§</svg:desc>
        </draw:frame>
        <draw:line draw:style-name="gr9" draw:text-style-name="P3" draw:layer="layout" svg:x1="7.278cm" svg:y1="2.837cm" svg:x2="8.931cm" svg:y2="2.036cm">
          <text:p/>
        </draw:line>
        <draw:line draw:style-name="gr3" draw:text-style-name="P3" draw:layer="layout" svg:x1="5.363cm" svg:y1="4.561cm" svg:x2="9.49cm" svg:y2="4.561cm">
          <text:p/>
        </draw:line>
        <draw:line draw:style-name="gr3" draw:text-style-name="P3" draw:layer="layout" svg:x1="5.586cm" svg:y1="4.707cm" svg:x2="5.586cm" svg:y2="0.604cm">
          <text:p/>
        </draw:line>
        <draw:path draw:style-name="gr10" draw:text-style-name="P3" draw:layer="layout" svg:width="3.14cm" svg:height="1.892cm" svg:x="6.108cm" svg:y="1.121cm" svg:viewBox="0 0 3141 1893" svg:d="M0 1893c158-30 614-79 733-119l593-169c120-39 338-118 586-277s436-347 436-347l377-368c168-197 297-355 416-613">
          <text:p/>
        </draw:path>
        <draw:line draw:style-name="gr6" draw:text-style-name="P3" draw:layer="layout" svg:x1="7.713cm" svg:y1="2.608cm" svg:x2="7.713cm" svg:y2="4.549cm">
          <text:p/>
        </draw:line>
        <draw:line draw:style-name="gr6" draw:text-style-name="P3" draw:layer="layout" svg:x1="8.591cm" svg:y1="2.206cm" svg:x2="8.591cm" svg:y2="4.537cm">
          <text:p/>
        </draw:line>
        <draw:line draw:style-name="gr6" draw:text-style-name="P3" draw:layer="layout" svg:x1="7.683cm" svg:y1="2.627cm" svg:x2="5.582cm" svg:y2="2.627cm">
          <text:p/>
        </draw:line>
        <draw:line draw:style-name="gr6" draw:text-style-name="P3" draw:layer="layout" svg:x1="8.567cm" svg:y1="2.194cm" svg:x2="5.582cm" svg:y2="2.185cm">
          <text:p/>
        </draw:line>
        <draw:custom-shape draw:style-name="gr11" draw:text-style-name="P3" draw:layer="layout" svg:width="0.278cm" svg:height="0.259cm" svg:x="7.976cm" svg:y="2.15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0.231cm" svg:height="0.243cm" svg:x="9.316cm" svg:y="0.9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0.286cm" svg:height="0.277cm" svg:x="7.588cm" svg:y="4.606cm">
          <draw:image xlink:href="Pictures/100000000000004400000042C4085ACF.png" xlink:type="simple" xlink:show="embed" xlink:actuate="onLoad" draw:mime-type="image/png">
            <text:p/>
          </draw:image>
          <svg:title>TexMaths</svg:title>
          <svg:desc>10§inline§t_n§png§600§FALSE§</svg:desc>
        </draw:frame>
        <draw:frame draw:style-name="gr8" draw:text-style-name="P4" draw:layer="layout" svg:width="0.626cm" svg:height="0.302cm" svg:x="8.488cm" svg:y="4.607cm">
          <draw:image xlink:href="Pictures/1000000000000095000000480F86BF01.png" xlink:type="simple" xlink:show="embed" xlink:actuate="onLoad" draw:mime-type="image/png">
            <text:p/>
          </draw:image>
          <svg:title>TexMaths</svg:title>
          <svg:desc>10§inline§t_{n+1}§png§600§FALSE§</svg:desc>
        </draw:frame>
        <draw:frame draw:style-name="gr8" draw:text-style-name="P4" draw:layer="layout" svg:width="0.55cm" svg:height="0.349cm" svg:x="6.026cm" svg:y="3.068cm">
          <draw:image xlink:href="Pictures/10000000000000830000005328119336.png" xlink:type="simple" xlink:show="embed" xlink:actuate="onLoad" draw:mime-type="image/png">
            <text:p/>
          </draw:image>
          <svg:title>TexMaths</svg:title>
          <svg:desc>10§display§x(t)§png§600§FALSE§</svg:desc>
        </draw:frame>
        <draw:frame draw:style-name="gr8" draw:text-style-name="P4" draw:layer="layout" svg:width="0.176cm" svg:height="0.16cm" svg:x="5.482cm" svg:y="0.283cm">
          <draw:image xlink:href="Pictures/100000000000002A000000260254FD39.png" xlink:type="simple" xlink:show="embed" xlink:actuate="onLoad" draw:mime-type="image/png">
            <text:p/>
          </draw:image>
          <svg:title>TexMaths</svg:title>
          <svg:desc>10§inline§x§png§600§FALSE§</svg:desc>
        </draw:frame>
        <draw:frame draw:style-name="gr8" draw:text-style-name="P4" draw:layer="layout" svg:width="0.353cm" svg:height="0.214cm" svg:x="5.142cm" svg:y="2.53cm">
          <draw:image xlink:href="Pictures/100000000000005400000033E419CD91.png" xlink:type="simple" xlink:show="embed" xlink:actuate="onLoad" draw:mime-type="image/png">
            <text:p/>
          </draw:image>
          <svg:title>TexMaths</svg:title>
          <svg:desc>10§inline§x_n§png§600§FALSE§</svg:desc>
        </draw:frame>
        <draw:frame draw:style-name="gr8" draw:text-style-name="P4" draw:layer="layout" svg:width="0.693cm" svg:height="0.239cm" svg:x="4.836cm" svg:y="2.052cm">
          <draw:image xlink:href="Pictures/10000000000000A5000000396BD3A64E.png" xlink:type="simple" xlink:show="embed" xlink:actuate="onLoad" draw:mime-type="image/png">
            <text:p/>
          </draw:image>
          <svg:title>TexMaths</svg:title>
          <svg:desc>10§inline§x_{n+1}§png§600§FALSE§</svg:desc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Roboto" svg:font-family="Roboto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Dot" draw:style="rect" draw:dots1="1" draw:dots1-length="100%" draw:distance="1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6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27T15:59:52</meta:creation-date>
    <dc:date>2024-04-30T14:40:12.367610927</dc:date>
    <meta:editing-duration>PT1H24M14S</meta:editing-duration>
    <meta:editing-cycles>14</meta:editing-cycles>
    <meta:generator>LibreOffice/24.2.2.2$Linux_X86_64 LibreOffice_project/420$Build-2</meta:generator>
    <meta:document-statistic meta:object-count="31"/>
  </office:meta>
</office:document-meta>
</file>